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 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kubii.fr/acheter-rpi/68-raspberry-pi-model-b-256mo-3170111000422.html" xlink:type="simple">http://www.kubii.fr/acheter-rpi/68-raspberry-pi-model-b-256mo-3170111000422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Conencte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18:54.61459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8:48:18.795468630</dc:date>
    <dc:creator>Poste 1</dc:creator>
    <meta:editing-duration>PT1H17M45S</meta:editing-duration>
    <meta:editing-cycles>18</meta:editing-cycles>
    <meta:generator>LibreOffice/4.2.7.2$Linux_X86_64 LibreOffice_project/420m0$Build-2</meta:generator>
    <meta:document-statistic meta:table-count="1" meta:cell-count="77" meta:object-count="0"/>
  </office:meta>
</office:document-meta>
</file>